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77ec" officeooo:paragraph-rsid="000e77ec"/>
    </style:style>
    <style:style style:name="P2" style:family="paragraph" style:parent-style-name="Standard">
      <style:text-properties officeooo:rsid="000e94b0" officeooo:paragraph-rsid="000e94b0"/>
    </style:style>
    <style:style style:name="P3" style:family="paragraph" style:parent-style-name="Standard">
      <style:text-properties officeooo:rsid="00103dca" officeooo:paragraph-rsid="00103dca"/>
    </style:style>
    <style:style style:name="P4" style:family="paragraph" style:parent-style-name="Standard">
      <style:text-properties officeooo:rsid="00107618" officeooo:paragraph-rsid="00107618"/>
    </style:style>
    <style:style style:name="P5" style:family="paragraph" style:parent-style-name="Standard">
      <style:text-properties style:font-name="monospace" fo:font-size="8pt" officeooo:paragraph-rsid="00129b2b" style:font-size-asian="8pt" style:font-size-complex="8pt"/>
    </style:style>
    <style:style style:name="P6" style:family="paragraph" style:parent-style-name="Standard">
      <style:text-properties officeooo:paragraph-rsid="00129b2b"/>
    </style:style>
    <style:style style:name="P7" style:family="paragraph" style:parent-style-name="Standard">
      <style:text-properties officeooo:rsid="0013779d" officeooo:paragraph-rsid="0013779d"/>
    </style:style>
    <style:style style:name="T1" style:family="text">
      <style:text-properties officeooo:rsid="00129b2b"/>
    </style:style>
    <style:style style:name="T2" style:family="text">
      <style:text-properties style:font-name="monospace" fo:font-size="8pt" style:font-size-asian="8pt" style:font-size-complex="8pt"/>
    </style:style>
    <style:style style:name="T3" style:family="text">
      <style:text-properties style:font-name="monospace" fo:font-size="8pt" officeooo:rsid="00129b2b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meira linha </text:p>
      <text:p text:style-name="P2">segunda linha da maquina 1</text:p>
      <text:p text:style-name="P3">terceira linha da maquina 1</text:p>
      <text:p text:style-name="P4">quarta linha da maquina 2</text:p>
      <text:p text:style-name="P6"><text:span text:style-name="T1">quinta linha maquina 2 (</text:span><text:span text:style-name="T2">git checkout origin/master →</text:span><text:span text:style-name="T3"> </text:span><text:span text:style-name="T2">git add →</text:span><text:span text:style-name="T3"> </text:span><text:span text:style-name="T2">git commit –m</text:span></text:p>
      <text:p text:style-name="P7"><text:span text:style-name="T2">sexta linha da maquina 1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16:22:03.399539217</meta:creation-date>
    <dc:date>2018-04-21T17:20:28.249299313</dc:date>
    <meta:editing-duration>PT4M52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36" meta:character-count="193" meta:non-whitespace-character-count="162"/>
  </office:meta>
</office:document-meta>
</file>